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2aa6" officeooo:paragraph-rsid="000f2aa6"/>
    </style:style>
    <style:style style:name="P2" style:family="paragraph" style:parent-style-name="Standard">
      <style:text-properties officeooo:rsid="000f2aa6" officeooo:paragraph-rsid="001e4623"/>
    </style:style>
    <style:style style:name="P3" style:family="paragraph" style:parent-style-name="Standard">
      <style:text-properties officeooo:rsid="0020db69" officeooo:paragraph-rsid="0020db69"/>
    </style:style>
    <style:style style:name="P4" style:family="paragraph" style:parent-style-name="Standard">
      <style:text-properties officeooo:rsid="002289d0" officeooo:paragraph-rsid="002289d0"/>
    </style:style>
    <style:style style:name="P5" style:family="paragraph" style:parent-style-name="Standard">
      <style:paragraph-properties fo:break-before="page"/>
      <style:text-properties officeooo:rsid="0020db69" officeooo:paragraph-rsid="0020db69"/>
    </style:style>
    <style:style style:name="P6" style:family="paragraph" style:parent-style-name="Standard">
      <style:text-properties officeooo:rsid="0010ede0" officeooo:paragraph-rsid="001ede43"/>
    </style:style>
    <style:style style:name="P7" style:family="paragraph" style:parent-style-name="Standard">
      <style:text-properties officeooo:rsid="0012bcfe" officeooo:paragraph-rsid="001ede43"/>
    </style:style>
    <style:style style:name="P8" style:family="paragraph" style:parent-style-name="Standard">
      <style:text-properties officeooo:rsid="001ede43" officeooo:paragraph-rsid="001ede43"/>
    </style:style>
    <style:style style:name="P9" style:family="paragraph" style:parent-style-name="Standard">
      <style:text-properties style:text-underline-style="solid" style:text-underline-type="double" style:text-underline-width="auto" style:text-underline-color="font-color" officeooo:rsid="0012bcfe" officeooo:paragraph-rsid="0012bcfe"/>
    </style:style>
    <style:style style:name="P10" style:family="paragraph" style:parent-style-name="Standard">
      <style:text-properties style:text-underline-style="solid" style:text-underline-type="double" style:text-underline-width="auto" style:text-underline-color="font-color" officeooo:rsid="00141b34" officeooo:paragraph-rsid="001ede43"/>
    </style:style>
    <style:style style:name="P11" style:family="paragraph" style:parent-style-name="Standard">
      <style:text-properties style:text-underline-style="solid" style:text-underline-type="double" style:text-underline-width="auto" style:text-underline-color="font-color" officeooo:rsid="00158ace" officeooo:paragraph-rsid="001ede43"/>
    </style:style>
    <style:style style:name="P12" style:family="paragraph" style:parent-style-name="Standard">
      <style:text-properties style:text-underline-style="solid" style:text-underline-type="double" style:text-underline-width="auto" style:text-underline-color="font-color" officeooo:rsid="00141b34" officeooo:paragraph-rsid="00141b34"/>
    </style:style>
    <style:style style:name="P13" style:family="paragraph" style:parent-style-name="Standard">
      <style:text-properties style:text-underline-style="solid" style:text-underline-type="double" style:text-underline-width="auto" style:text-underline-color="font-color" officeooo:rsid="0018e45a" officeooo:paragraph-rsid="001ede43"/>
    </style:style>
    <style:style style:name="T1" style:family="text">
      <style:text-properties officeooo:rsid="00111278"/>
    </style:style>
    <style:style style:name="T2" style:family="text">
      <style:text-properties officeooo:rsid="0010ede0"/>
    </style:style>
    <style:style style:name="T3" style:family="text">
      <style:text-properties officeooo:rsid="001e1a5b"/>
    </style:style>
    <style:style style:name="T4" style:family="text">
      <style:text-properties officeooo:rsid="0020db69"/>
    </style:style>
    <style:style style:name="T5" style:family="text">
      <style:text-properties officeooo:rsid="0021f07c"/>
    </style:style>
    <style:style style:name="T6" style:family="text">
      <style:text-properties officeooo:rsid="00215685"/>
    </style:style>
    <style:style style:name="T7" style:family="text">
      <style:text-properties officeooo:rsid="001e4623"/>
    </style:style>
    <style:style style:name="T8" style:family="text">
      <style:text-properties officeooo:rsid="001c5d3f"/>
    </style:style>
    <style:style style:name="T9" style:family="text">
      <style:text-properties officeooo:rsid="0012bcfe"/>
    </style:style>
    <style:style style:name="T10" style:family="text">
      <style:text-properties officeooo:rsid="001ede43"/>
    </style:style>
    <style:style style:name="T11" style:family="text">
      <style:text-properties officeooo:rsid="00158ace"/>
    </style:style>
    <style:style style:name="T12" style:family="text">
      <style:text-properties officeooo:rsid="0016ece3"/>
    </style:style>
    <style:style style:name="T13" style:family="text">
      <style:text-properties officeooo:rsid="001a955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uide to Celestial Empire Area’s Wildlife <text:span text:style-name="T1">an Terrain</text:span><text:line-break/></text:p>
      <text:p text:style-name="P1"><text:tab/>Wood Types:<text:line-break/> </text:p>
      <text:p text:style-name="P1">Common Species: Maple, Oak, Pine</text:p>
      <text:p text:style-name="P1">Uncommon Species: Birch</text:p>
      <text:p text:style-name="P1">Rare Species: Walnut</text:p>
      <text:p text:style-name="P1"/>
      <text:p text:style-name="P1"><text:tab/>Fauna Types:</text:p>
      <text:p text:style-name="P1"/>
      <text:p text:style-name="P1">Common Creatures: Rabbits, Wolves</text:p>
      <text:p text:style-name="P1"/>
      <text:p text:style-name="P1">Uncommon Species: Boar, Chicken, and Brown Bear</text:p>
      <text:p text:style-name="P1"/>
      <text:p text:style-name="P1"><text:tab/>Flora:<text:line-break/></text:p>
      <text:p text:style-name="P2">Common: Cow Parsley, Lily of the Valley, Tule, Cattails, <text:span text:style-name="T2">Cranberrys, </text:span><text:span text:style-name="T3">Red Top Grass, </text:span><text:span text:style-name="T4">Eagle Fern, </text:span><text:span text:style-name="T5">Wild Vine,</text:span></text:p>
      <text:p text:style-name="P2"><text:line-break/>Uncommon: <text:span text:style-name="T2">Black Currants, Red Currants, </text:span><text:span text:style-name="T3">Lily Pads,</text:span><text:span text:style-name="T4">Cinnamon Fern</text:span></text:p>
      <text:p text:style-name="P2"/>
      <text:p text:style-name="P1">Rare: <text:span text:style-name="T2">White Currants, Blueberries,</text:span></text:p>
      <text:p text:style-name="P1"/>
      <text:p text:style-name="P3">Unknown <text:span text:style-name="T6">C</text:span>ommonicity: Horsetail, Wild Daisy, Catmint<text:line-break/></text:p>
      <text:p text:style-name="P4"><text:tab/>Ruins Found: </text:p>
      <text:p text:style-name="P4">Above Ground: 1<text:line-break/>Below Ground: 1</text:p>
      <text:p text:style-name="P5"/>
      <text:p text:style-name="P3"/>
      <text:p text:style-name="P1"><text:tab/>Mycosphere Spore Types:</text:p>
      <text:p text:style-name="P1"/>
      <text:p text:style-name="P1">Common: Puffball(edible), Indigo Milkcap (Edible),</text:p>
      <text:p text:style-name="P1"/>
      <text:p text:style-name="P1"><text:tab/>GeoStrata Type:<text:line-break/><text:line-break/>Igneous</text:p>
      <text:p text:style-name="P1"/>
      <text:p text:style-name="P2"><text:tab/>Stones <text:span text:style-name="T7">Types</text:span>:</text:p>
      <text:p text:style-name="P2"><text:s/>Granite, Andesite<text:line-break/><text:line-break/><text:tab/><text:span text:style-name="T2">Geo Activity: </text:span></text:p>
      <text:p text:style-name="P2"><text:span text:style-name="T2">High Hills and Mountainous with Caves<text:line-break/></text:span><text:span text:style-name="T8">No Hot Springs or Volcanic Activity<text:line-break/>No Weird Terrain Anomalies Spotted Yet</text:span></text:p>
      <text:p text:style-name="P1"/>
      <text:p text:style-name="P6"><text:tab/>Rift activity: </text:p>
      <text:p text:style-name="P6">Sporadic yet Stable</text:p>
      <text:p text:style-name="P6"/>
      <text:p text:style-name="P6"><text:span text:style-name="T9"><text:tab/>Clay Type</text:span><text:span text:style-name="T10">s</text:span><text:span text:style-name="T9">: </text:span></text:p>
      <text:p text:style-name="P7"><text:span text:style-name="T10">Common: </text:span>Red Clay</text:p>
      <text:p text:style-name="P8">Uncommon: ?</text:p>
      <text:p text:style-name="P9"/>
      <text:p text:style-name="P10"><text:tab/>Common Metal<text:span text:style-name="T10">s</text:span>: </text:p>
      <text:p text:style-name="P10">Unknown<text:line-break/><text:line-break/> <text:tab/><text:span text:style-name="T11">Availible </text:span><text:span text:style-name="T12">Minerals</text:span><text:span text:style-name="T11">: </text:span></text:p>
      <text:p text:style-name="P11">Bismuth, Copper, Quartz</text:p>
      <text:p text:style-name="P12"/>
      <text:p text:style-name="P13"/>
      <text:p text:style-name="P13"><text:span text:style-name="T13"><text:tab/>Native </text:span>Soil Fertility: </text:p>
      <text:p text:style-name="P13">Medium - Low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31T18:58:42.915957837</meta:creation-date>
    <dc:date>2025-07-31T19:51:46.766580256</dc:date>
    <meta:editing-duration>PT42M43S</meta:editing-duration>
    <meta:editing-cycles>16</meta:editing-cycles>
    <meta:generator>LibreOffice/25.2.3.2$Linux_X86_64 LibreOffice_project/520$Build-2</meta:generator>
    <meta:document-statistic meta:table-count="0" meta:image-count="0" meta:object-count="0" meta:page-count="2" meta:paragraph-count="31" meta:word-count="139" meta:character-count="985" meta:non-whitespace-character-count="846"/>
  </office:meta>
</office:document-meta>
</file>